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25-03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24-10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24-03-1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23-10-1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23-03-1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22-10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22-03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21-03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2133333333" calcext:value-type="float">
            <text:p>12.0362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40026666667" calcext:value-type="float">
            <text:p>12.0440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5457777778" calcext:value-type="float">
            <text:p>12.085545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53644285714" calcext:value-type="float">
            <text:p>12.005364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87388571429" calcext:value-type="float">
            <text:p>11.8987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70862222222" calcext:value-type="float">
            <text:p>11.76708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4508" calcext:value-type="float">
            <text:p>11.68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13714285714" calcext:value-type="float">
            <text:p>12.061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7428" calcext:value-type="float">
            <text:p>12.18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32449655172" calcext:value-type="float">
            <text:p>12.27324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97610322581" calcext:value-type="float">
            <text:p>12.6397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58344" calcext:value-type="float">
            <text:p>12.69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01367741936" calcext:value-type="float">
            <text:p>12.770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78176" calcext:value-type="float">
            <text:p>12.96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21489032258" calcext:value-type="float">
            <text:p>13.1621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89161290323" calcext:value-type="float">
            <text:p>12.958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87804" calcext:value-type="float">
            <text:p>12.898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86268387097" calcext:value-type="float">
            <text:p>13.0286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39032" calcext:value-type="float">
            <text:p>13.09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65561290323" calcext:value-type="float">
            <text:p>13.126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0348571429" calcext:value-type="float">
            <text:p>13.12403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40459354839" calcext:value-type="float">
            <text:p>13.1740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44619354839" calcext:value-type="float">
            <text:p>13.454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772" calcext:value-type="float">
            <text:p>13.5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18531612903" calcext:value-type="float">
            <text:p>13.6718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7192" calcext:value-type="float">
            <text:p>13.78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0456774194" calcext:value-type="float">
            <text:p>14.1060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39117419355" calcext:value-type="float">
            <text:p>13.9439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0808" calcext:value-type="float">
            <text:p>13.8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92392258065" calcext:value-type="float">
            <text:p>13.4792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84136" calcext:value-type="float">
            <text:p>13.4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3901428571" calcext:value-type="float">
            <text:p>13.517390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39527741936" calcext:value-type="float">
            <text:p>13.5839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77060645161" calcext:value-type="float">
            <text:p>13.7977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65" calcext:value-type="float">
            <text:p>13.9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87352258065" calcext:value-type="float">
            <text:p>14.0187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4288" calcext:value-type="float">
            <text:p>14.20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4352258065" calcext:value-type="float">
            <text:p>14.2854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5187096774" calcext:value-type="float">
            <text:p>14.535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97044" calcext:value-type="float">
            <text:p>14.449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1425806452" calcext:value-type="float">
            <text:p>13.8981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4608" calcext:value-type="float">
            <text:p>13.694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03926451613" calcext:value-type="float">
            <text:p>13.7603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2337142857" calcext:value-type="float">
            <text:p>13.8442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4843870968" calcext:value-type="float">
            <text:p>13.9044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7636129032" calcext:value-type="float">
            <text:p>13.9877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6464" calcext:value-type="float">
            <text:p>14.1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66815483871" calcext:value-type="float">
            <text:p>14.3266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95896" calcext:value-type="float">
            <text:p>14.69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89881290323" calcext:value-type="float">
            <text:p>15.0589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0992258064" calcext:value-type="float">
            <text:p>14.64509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1540645161" calcext:value-type="float">
            <text:p>13.95315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43976" calcext:value-type="float">
            <text:p>13.54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4206451613" calcext:value-type="float">
            <text:p>13.222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67726896552" calcext:value-type="float">
            <text:p>13.27677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39503225807" calcext:value-type="float">
            <text:p>13.2939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1953548387" calcext:value-type="float">
            <text:p>13.0421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8848" calcext:value-type="float">
            <text:p>13.1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0428" calcext:value-type="float">
            <text:p>13.33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75496" calcext:value-type="float">
            <text:p>13.61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79721290323" calcext:value-type="float">
            <text:p>13.7879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06508387097" calcext:value-type="float">
            <text:p>13.2206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178" calcext:value-type="float">
            <text:p>12.97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12007741935" calcext:value-type="float">
            <text:p>12.90120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8948" calcext:value-type="float">
            <text:p>12.91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10792258065" calcext:value-type="float">
            <text:p>12.96107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95468571429" calcext:value-type="float">
            <text:p>13.02954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60299354839" calcext:value-type="float">
            <text:p>13.0460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93264516129" calcext:value-type="float">
            <text:p>13.169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91048" calcext:value-type="float">
            <text:p>13.25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46123870968" calcext:value-type="float">
            <text:p>13.4046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2784" calcext:value-type="float">
            <text:p>13.96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8144" calcext:value-type="float">
            <text:p>13.55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1097931034" calcext:value-type="float">
            <text:p>13.228109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61128" calcext:value-type="float">
            <text:p>13.19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68555862069" calcext:value-type="float">
            <text:p>13.25685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63132" calcext:value-type="float">
            <text:p>13.326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6684444445" calcext:value-type="float">
            <text:p>13.405668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89444" calcext:value-type="float">
            <text:p>13.448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06500645161" calcext:value-type="float">
            <text:p>13.7306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3508" calcext:value-type="float">
            <text:p>13.84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71042580645" calcext:value-type="float">
            <text:p>13.9971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73376" calcext:value-type="float">
            <text:p>14.20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7463225807" calcext:value-type="float">
            <text:p>14.32874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51688" calcext:value-type="float">
            <text:p>14.02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58317419355" calcext:value-type="float">
            <text:p>14.0658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91136" calcext:value-type="float">
            <text:p>13.93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00104516129" calcext:value-type="float">
            <text:p>14.0700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7846" calcext:value-type="float">
            <text:p>14.007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1723870968" calcext:value-type="float">
            <text:p>14.0751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78268387097" calcext:value-type="float">
            <text:p>14.24782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682" calcext:value-type="float">
            <text:p>14.346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96917419355" calcext:value-type="float">
            <text:p>14.4696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74816" calcext:value-type="float">
            <text:p>14.59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4763870968" calcext:value-type="float">
            <text:p>14.9834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38872258065" calcext:value-type="float">
            <text:p>14.8538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3148" calcext:value-type="float">
            <text:p>14.304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16270967742" calcext:value-type="float">
            <text:p>14.001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8072" calcext:value-type="float">
            <text:p>14.0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11989677419" calcext:value-type="float">
            <text:p>14.0911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31848275862" calcext:value-type="float">
            <text:p>14.1831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3496774194" calcext:value-type="float">
            <text:p>14.252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29163870968" calcext:value-type="float">
            <text:p>14.3129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4776" calcext:value-type="float">
            <text:p>14.43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84162580645" calcext:value-type="float">
            <text:p>14.5884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19592" calcext:value-type="float">
            <text:p>14.8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1860645161" calcext:value-type="float">
            <text:p>14.9711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8469677419" calcext:value-type="float">
            <text:p>14.7038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9276" calcext:value-type="float">
            <text:p>14.01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74921290323" calcext:value-type="float">
            <text:p>13.7574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1504" calcext:value-type="float">
            <text:p>13.8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7476129032" calcext:value-type="float">
            <text:p>13.8597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93897142857" calcext:value-type="float">
            <text:p>13.9493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8139354839" calcext:value-type="float">
            <text:p>13.9848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91112258065" calcext:value-type="float">
            <text:p>13.9791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79272" calcext:value-type="float">
            <text:p>14.04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6743225807" calcext:value-type="float">
            <text:p>14.1336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45036129032" calcext:value-type="float">
            <text:p>14.5745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47267096774" calcext:value-type="float">
            <text:p>14.29472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98552" calcext:value-type="float">
            <text:p>13.9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4332903226" calcext:value-type="float">
            <text:p>14.0364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4572903226" calcext:value-type="float">
            <text:p>13.8474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58254285714" calcext:value-type="float">
            <text:p>13.91582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0353548387" calcext:value-type="float">
            <text:p>14.0480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6855483871" calcext:value-type="float">
            <text:p>14.046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98168" calcext:value-type="float">
            <text:p>14.1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4397419355" calcext:value-type="float">
            <text:p>14.2314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06088" calcext:value-type="float">
            <text:p>14.3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89891612903" calcext:value-type="float">
            <text:p>14.3789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4286451613" calcext:value-type="float">
            <text:p>14.4294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3106666667" calcext:value-type="float">
            <text:p>14.1273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52415483871" calcext:value-type="float">
            <text:p>14.2352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17448" calcext:value-type="float">
            <text:p>14.06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7937142857" calcext:value-type="float">
            <text:p>14.13379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60802580645" calcext:value-type="float">
            <text:p>14.1860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26098064516" calcext:value-type="float">
            <text:p>14.3426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77628387097" calcext:value-type="float">
            <text:p>14.4977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40296" calcext:value-type="float">
            <text:p>14.66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23661935484" calcext:value-type="float">
            <text:p>14.8023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28988387097" calcext:value-type="float">
            <text:p>14.4428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4088" calcext:value-type="float">
            <text:p>14.54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00185806452" calcext:value-type="float">
            <text:p>14.4300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15557241379" calcext:value-type="float">
            <text:p>14.181555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51548387097" calcext:value-type="float">
            <text:p>14.205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20427586207" calcext:value-type="float">
            <text:p>14.2420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61726451613" calcext:value-type="float">
            <text:p>14.2861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95585454546" calcext:value-type="float">
            <text:p>14.409558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66674285714" calcext:value-type="float">
            <text:p>14.55666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64021818182" calcext:value-type="float">
            <text:p>14.78640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7481" calcext:value-type="float">
            <text:p>14.897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4144" calcext:value-type="float">
            <text:p>14.6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024" calcext:value-type="float">
            <text:p>14.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1416" calcext:value-type="float">
            <text:p>14.6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4624" calcext:value-type="float">
            <text:p>14.6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1896" calcext:value-type="float">
            <text:p>14.6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4248" calcext:value-type="float">
            <text:p>14.6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1531035614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152" calcext:value-type="float">
            <text:p>14.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8" meta:object-count="0"/>
    <meta:user-defined meta:name="AppVersion">3.0</meta:user-defined>
  </office:meta>
</office:document-meta>
</file>